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de7" officeooo:paragraph-rsid="00055de7"/>
    </style:style>
    <style:style style:name="P2" style:family="paragraph" style:parent-style-name="Standard" style:list-style-name="L1">
      <style:text-properties officeooo:rsid="00055de7" officeooo:paragraph-rsid="00055de7"/>
    </style:style>
    <style:style style:name="P3" style:family="paragraph" style:parent-style-name="Standard" style:list-style-name="L2">
      <style:text-properties officeooo:rsid="00055de7" officeooo:paragraph-rsid="00055de7"/>
    </style:style>
    <style:style style:name="P4" style:family="paragraph" style:parent-style-name="Standard">
      <style:text-properties officeooo:rsid="00055de7" officeooo:paragraph-rsid="0005ff55"/>
    </style:style>
    <style:style style:name="P5" style:family="paragraph" style:parent-style-name="Standard">
      <style:text-properties officeooo:paragraph-rsid="00055de7"/>
    </style:style>
    <style:style style:name="P6" style:family="paragraph" style:parent-style-name="Standard" style:list-style-name="L1">
      <style:text-properties officeooo:paragraph-rsid="00055de7"/>
    </style:style>
    <style:style style:name="P7" style:family="paragraph" style:parent-style-name="Standard" style:list-style-name="L1">
      <style:text-properties officeooo:paragraph-rsid="0005ff55"/>
    </style:style>
    <style:style style:name="P8" style:family="paragraph" style:parent-style-name="Standard" style:list-style-name="L2">
      <style:text-properties officeooo:paragraph-rsid="00055de7"/>
    </style:style>
    <style:style style:name="P9" style:family="paragraph" style:parent-style-name="Standard" style:list-style-name="L2">
      <style:text-properties officeooo:paragraph-rsid="0005ff55"/>
    </style:style>
    <style:style style:name="P10" style:family="paragraph" style:parent-style-name="Standard">
      <style:text-properties officeooo:rsid="0005ff55" officeooo:paragraph-rsid="0005ff55"/>
    </style:style>
    <style:style style:name="P11" style:family="paragraph" style:parent-style-name="Standard" style:list-style-name="L3">
      <style:text-properties officeooo:rsid="0005ff55" officeooo:paragraph-rsid="0005ff55"/>
    </style:style>
    <style:style style:name="P12" style:family="paragraph" style:parent-style-name="Standard">
      <style:text-properties officeooo:paragraph-rsid="0005ff55"/>
    </style:style>
    <style:style style:name="P13" style:family="paragraph" style:parent-style-name="Standard" style:list-style-name="L3">
      <style:text-properties officeooo:paragraph-rsid="0005ff55"/>
    </style:style>
    <style:style style:name="P14" style:family="paragraph" style:parent-style-name="Standard" style:list-style-name="L3">
      <style:text-properties officeooo:rsid="00079a1f" officeooo:paragraph-rsid="00079a1f"/>
    </style:style>
    <style:style style:name="P15" style:family="paragraph" style:parent-style-name="Standard" style:list-style-name="L4">
      <style:text-properties officeooo:rsid="00079a1f" officeooo:paragraph-rsid="00079a1f"/>
    </style:style>
    <style:style style:name="P16" style:family="paragraph" style:parent-style-name="Standard">
      <style:text-properties officeooo:paragraph-rsid="0008f11d"/>
    </style:style>
    <style:style style:name="P17" style:family="paragraph" style:parent-style-name="Standard">
      <style:text-properties officeooo:rsid="000a09d3" officeooo:paragraph-rsid="000a09d3"/>
    </style:style>
    <style:style style:name="P18" style:family="paragraph" style:parent-style-name="Standard">
      <style:text-properties officeooo:paragraph-rsid="000a09d3"/>
    </style:style>
    <style:style style:name="P19" style:family="paragraph" style:parent-style-name="Standard">
      <style:text-properties officeooo:rsid="000bf7dd" officeooo:paragraph-rsid="000bf7dd"/>
    </style:style>
    <style:style style:name="T1" style:family="text">
      <style:text-properties officeooo:rsid="00055de7"/>
    </style:style>
    <style:style style:name="T2" style:family="text">
      <style:text-properties officeooo:rsid="0005ff55"/>
    </style:style>
    <style:style style:name="T3" style:family="text">
      <style:text-properties officeooo:rsid="00079a1f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55de7" fo:background-color="#ffff00" loext:char-shading-value="0"/>
    </style:style>
    <style:style style:name="T6" style:family="text">
      <style:text-properties officeooo:rsid="0005ff55" fo:background-color="#ffff00" loext:char-shading-value="0"/>
    </style:style>
    <style:style style:name="T7" style:family="text">
      <style:text-properties officeooo:rsid="000a09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rhosseinloo<text:tab/><text:tab/>401443029</text:p>
      <text:p text:style-name="P1"/>
      <text:p text:style-name="P5"><text:span text:style-name="T1">Find last index of element.</text:span></text:p>
      <text:p text:style-name="P1">a) The condition must be i&gt;=0, not i&gt;0</text:p>
      <text:p text:style-name="P16"><text:span text:style-name="T1">b) x = null and y can be anything.</text:span></text:p>
      <text:p text:style-name="P16"><text:span text:style-name="T1">Both the correct and the incorrect version of the program throws NullPointerException.</text:span></text:p>
      <text:p text:style-name="P5"><text:span text:style-name="T1">c) x = [] and y can be anything.</text:span></text:p>
      <text:p text:style-name="P1">d) x = [1] and y = 2</text:p>
      <text:p text:style-name="P1">e)</text:p>
      <text:p text:style-name="P1">correct program states:</text:p>
      <text:list xml:id="list3889867983" text:style-name="L1">
        <text:list-item>
          <text:p text:style-name="P2">x = [2, 3, 5], y = 2</text:p>
        </text:list-item>
        <text:list-item>
          <text:p text:style-name="P6"><text:span text:style-name="T1">i = 2</text:span></text:p>
        </text:list-item>
        <text:list-item>
          <text:p text:style-name="P6"><text:span text:style-name="T1">i = 1</text:span></text:p>
        </text:list-item>
        <text:list-item>
          <text:p text:style-name="P7"><text:span text:style-name="T5">i = 0 </text:span><text:span text:style-name="T2">&lt;----</text:span></text:p>
        </text:list-item>
      </text:list>
      <text:p text:style-name="P1">incorrect program states:</text:p>
      <text:list xml:id="list2465361486" text:style-name="L2">
        <text:list-item>
          <text:p text:style-name="P3">x = [2, 3, 5], y = 2</text:p>
        </text:list-item>
        <text:list-item>
          <text:p text:style-name="P8"><text:span text:style-name="T1">i = 2</text:span></text:p>
        </text:list-item>
        <text:list-item>
          <text:p text:style-name="P8"><text:span text:style-name="T1">i = 1</text:span></text:p>
        </text:list-item>
        <text:list-item>
          <text:p text:style-name="P9"><text:span text:style-name="T6">i = 1</text:span><text:span text:style-name="T2"> (no change in state, </text:span><text:span text:style-name="T3">this is just for demonstration</text:span><text:span text:style-name="T2">) &lt;----</text:span></text:p>
        </text:list-item>
      </text:list>
      <text:p text:style-name="P10">f)</text:p>
      <text:p text:style-name="P17">for (int i=x.length; i&gt;=0; i--) {</text:p>
      <text:p text:style-name="P17"><text:tab/>if (x[i]==y)</text:p>
      <text:p text:style-name="P18"><text:span text:style-name="T7"><text:tab/><text:tab/>return i;</text:span></text:p>
      <text:p text:style-name="P17">}</text:p>
      <text:p text:style-name="P17">return -1;</text:p>
      <text:p text:style-name="P10"/>
      <text:p text:style-name="P12"><text:span text:style-name="T2">Count positive elements.</text:span></text:p>
      <text:p text:style-name="P10">a) The condition must be x[i]&gt;0, not x[i]&gt;=0</text:p>
      <text:p text:style-name="P10">b) x = []</text:p>
      <text:p text:style-name="P10">c) x = [1]</text:p>
      <text:p text:style-name="P10">d) Impossible. To generate error, we must increment the `count` variable for element zero. If we do so, we incorrectly compute the result, which causes failure.</text:p>
      <text:p text:style-name="P10">e)</text:p>
      <text:p text:style-name="P10"><text:span text:style-name="T1">correct program states:</text:span></text:p>
      <text:list xml:id="list2812942991" text:style-name="L3">
        <text:list-item>
          <text:p text:style-name="P11">x = [-4, 2, 0, 2]</text:p>
        </text:list-item>
        <text:list-item>
          <text:p text:style-name="P11">count=0</text:p>
        </text:list-item>
        <text:list-item>
          <text:p text:style-name="P11">i=0</text:p>
        </text:list-item>
        <text:list-item>
          <text:p text:style-name="P13"><text:span text:style-name="T2">i</text:span><text:span text:style-name="T3">=1, count=1</text:span></text:p>
        </text:list-item>
        <text:list-item>
          <text:p text:style-name="P14">i=2, <text:span text:style-name="T4">count=1</text:span> &lt;----</text:p>
        </text:list-item>
        <text:list-item>
          <text:p text:style-name="P14">i=3, count=2</text:p>
        </text:list-item>
      </text:list>
      <text:p text:style-name="P4">incorrect program states:</text:p>
      <text:list xml:id="list4097531169" text:style-name="L4">
        <text:list-item>
          <text:p text:style-name="P15">x = [-4, 2, 0, 2]</text:p>
        </text:list-item>
        <text:list-item>
          <text:p text:style-name="P15">count=0</text:p>
        </text:list-item>
        <text:list-item>
          <text:p text:style-name="P15">i=0</text:p>
        </text:list-item>
        <text:list-item>
          <text:p text:style-name="P15">i=1, count=1</text:p>
        </text:list-item>
        <text:list-item>
          <text:p text:style-name="P15">i=2, <text:span text:style-name="T4">count=2</text:span> &lt;----</text:p>
        </text:list-item>
      </text:list>
      <text:p text:style-name="P10">f)</text:p>
      <text:p text:style-name="P19">int count=0;</text:p>
      <text:p text:style-name="P19">for(int i=0; i&lt;x.length; i++)</text:p>
      <text:p text:style-name="P19"><text:tab/>if (x[i] &gt;0)</text:p>
      <text:p text:style-name="P19"><text:tab/><text:tab/>count++;</text:p>
      <text:p text:style-name="P19">return coun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21:51:36.992783947</meta:creation-date>
    <dc:date>2023-10-21T22:52:11.629729251</dc:date>
    <meta:editing-duration>PT37M5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9" meta:word-count="232" meta:character-count="1056" meta:non-whitespace-character-count="886"/>
  </office:meta>
</office:document-meta>
</file>